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est5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eTest5.test_for_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est5.test_for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est5.test_for_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est5.test_for_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est5.test_for_k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est5.test_for_a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est5.test_for_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est5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eTest5.test_for_u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est5.test_for_e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est5.test_for_j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